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2.304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36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99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  <style:map style:condition="cell-content()=1" style:apply-style-name="Good" style:base-cell-address="Sheet1.E1"/>
      <style:map style:condition="cell-content()=0" style:apply-style-name="Bad" style:base-cell-address="Sheet1.E1"/>
    </style:style>
    <style:style style:name="ce3" style:family="table-cell" style:parent-style-name="Default" style:data-style-name="N99">
      <style:map style:condition="cell-content()=1" style:apply-style-name="Good" style:base-cell-address="Sheet1.E1"/>
      <style:map style:condition="cell-content()=0" style:apply-style-name="Bad" style:base-cell-address="Sheet1.E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#Needed</text:p>
          </table:table-cell>
          <table:table-cell table:style-name="ce1" office:value-type="string" calcext:value-type="string">
            <text:p>#Owned</text:p>
          </table:table-cell>
          <table:table-cell table:style-name="ce2" office:value-type="string" calcext:value-type="string">
            <text:p>Satisfied?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2">
          <table:table-cell/>
          <table:table-cell office:value-type="string" calcext:value-type="string">
            <text:p>EP4CE15E22C8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ISBLANK([.D2]);&quot;&quot;;([.D2]&gt;=[.C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W9816G6JH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3]);&quot;&quot;;([.D3]&gt;=[.C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P210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BLANK([.D4]);&quot;&quot;;([.D4]&gt;=[.C4]))" office:value-type="boolean" office:boolean-value="true" calcext:value-type="boolean">
            <text:p>TRUE</text:p>
          </table:table-cell>
          <table:table-cell office:value-type="string" calcext:value-type="string">
            <text:p>Project_box</text:p>
          </table:table-cell>
        </table:table-row>
        <table:table-row table:style-name="ro2">
          <table:table-cell/>
          <table:table-cell office:value-type="string" calcext:value-type="string">
            <text:p>TPD12S016PW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BLANK([.D5]);&quot;&quot;;([.D5]&gt;=[.C5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BY25Q16BS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IF(ISBLANK([.D6]);&quot;&quot;;([.D6]&gt;=[.C6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LM10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BLANK([.D7]);&quot;&quot;;([.D7]&gt;=[.C7]))" office:value-type="boolean" office:boolean-value="true" calcext:value-type="boolean">
            <text:p>TRUE</text:p>
          </table:table-cell>
          <table:table-cell office:value-type="string" calcext:value-type="string">
            <text:p>Regulator Box</text:p>
          </table:table-cell>
        </table:table-row>
        <table:table-row table:style-name="ro2">
          <table:table-cell/>
          <table:table-cell office:value-type="string" calcext:value-type="string">
            <text:p>LD1117D-3.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ISBLANK([.D8]);&quot;&quot;;([.D8]&gt;=[.C8]))" office:value-type="boolean" office:boolean-value="true" calcext:value-type="boolean">
            <text:p>TRUE</text:p>
          </table:table-cell>
          <table:table-cell office:value-type="string" calcext:value-type="string">
            <text:p>Regulator Box</text:p>
          </table:table-cell>
        </table:table-row>
        <table:table-row table:style-name="ro2">
          <table:table-cell/>
          <table:table-cell office:value-type="string" calcext:value-type="string">
            <text:p>KIA1117-2.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ISBLANK([.D9]);&quot;&quot;;([.D9]&gt;=[.C9]))" office:value-type="boolean" office:boolean-value="true" calcext:value-type="boolean">
            <text:p>TRUE</text:p>
          </table:table-cell>
          <table:table-cell office:value-type="string" calcext:value-type="string">
            <text:p>Regulator Box</text:p>
          </table:table-cell>
        </table:table-row>
        <table:table-row table:style-name="ro2">
          <table:table-cell/>
          <table:table-cell office:value-type="string" calcext:value-type="string">
            <text:p>AZ1117H-1.2TRG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ISBLANK([.D10]);&quot;&quot;;([.D10]&gt;=[.C10]))" office:value-type="boolean" office:boolean-value="true" calcext:value-type="boolean">
            <text:p>TRUE</text:p>
          </table:table-cell>
          <table:table-cell office:value-type="string" calcext:value-type="string">
            <text:p>Regulator Box</text:p>
          </table:table-cell>
        </table:table-row>
        <table:table-row table:style-name="ro2">
          <table:table-cell/>
          <table:table-cell office:value-type="string" calcext:value-type="string">
            <text:p>PMBT390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IF(ISBLANK([.D11]);&quot;&quot;;([.D11]&gt;=[.C11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MBRA340T3 (SS24)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IF(ISBLANK([.D12]);&quot;&quot;;([.D12]&gt;=[.C1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LED 0805 Orange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IF(ISBLANK([.D13]);&quot;&quot;;([.D13]&gt;=[.C1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OT705050MJBA4SL (50 MHz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ISBLANK([.D14]);&quot;&quot;;([.D14]&gt;=[.C14]))" office:value-type="boolean" office:boolean-value="true" calcext:value-type="boolean">
            <text:p>TRUE</text:p>
          </table:table-cell>
          <table:table-cell office:value-type="string" calcext:value-type="string">
            <text:p>Crystal Box</text:p>
          </table:table-cell>
        </table:table-row>
        <table:table-row table:style-name="ro2">
          <table:table-cell/>
          <table:table-cell office:value-type="string" calcext:value-type="string">
            <text:p>CBG201209U601T (ferrite)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IF(ISBLANK([.D15]);&quot;&quot;;([.D15]&gt;=[.C15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Barrel ja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ISBLANK([.D16]);&quot;&quot;;([.D16]&gt;=[.C16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PMOD so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BLANK([.D17]);&quot;&quot;;([.D17]&gt;=[.C1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i DIN-6 socket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F(ISBLANK([.D18]);&quot;&quot;;([.D18]&gt;=[.C18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HDMI sock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IF(ISBLANK([.D19]);&quot;&quot;;([.D19]&gt;=[.C19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USB-B sock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ISBLANK([.D20]);&quot;&quot;;([.D20]&gt;=[.C20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Pin header 2x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ISBLANK([.D21]);&quot;&quot;;([.D21]&gt;=[.C21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3.5mm audio jack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IF(ISBLANK([.D22]);&quot;&quot;;([.D22]&gt;=[.C22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LL3301NF065Q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ISBLANK([.D23]);&quot;&quot;;([.D23]&gt;=[.C2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istor 10K 0805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table:formula="of:=IF(ISBLANK([.D24]);&quot;&quot;;([.D24]&gt;=[.C24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/>
          <table:table-cell office:value-type="string" calcext:value-type="string">
            <text:p>Resistor 5K6 0805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table:formula="of:=IF(ISBLANK([.D25]);&quot;&quot;;([.D25]&gt;=[.C25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/>
          <table:table-cell office:value-type="string" calcext:value-type="string">
            <text:p>Resistor 1K 0805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table:formula="of:=IF(ISBLANK([.D26]);&quot;&quot;;([.D26]&gt;=[.C26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/>
          <table:table-cell office:value-type="string" calcext:value-type="string">
            <text:p>Resistor 2K2 0805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IF(ISBLANK([.D27]);&quot;&quot;;([.D27]&gt;=[.C27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/>
          <table:table-cell office:value-type="string" calcext:value-type="string">
            <text:p>Resistor 50 0805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formula="of:=IF(ISBLANK([.D28]);&quot;&quot;;([.D28]&gt;=[.C28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/>
          <table:table-cell office:value-type="string" calcext:value-type="string">
            <text:p>Resistor 33 0805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formula="of:=IF(ISBLANK([.D29]);&quot;&quot;;([.D29]&gt;=[.C29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/>
          <table:table-cell office:value-type="string" calcext:value-type="string">
            <text:p>Capacitor 0.1u 0805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table:formula="of:=IF(ISBLANK([.D30]);&quot;&quot;;([.D30]&gt;=[.C30]))" office:value-type="boolean" office:boolean-value="true" calcext:value-type="boolean">
            <text:p>TRUE</text:p>
          </table:table-cell>
          <table:table-cell office:value-type="string" calcext:value-type="string">
            <text:p>Box 7</text:p>
          </table:table-cell>
        </table:table-row>
        <table:table-row table:style-name="ro2">
          <table:table-cell/>
          <table:table-cell office:value-type="string" calcext:value-type="string">
            <text:p>NXA_35V100_6.3X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BLANK([.D31]);&quot;&quot;;([.D31]&gt;=[.C31]))" office:value-type="boolean" office:boolean-value="true" calcext:value-type="boolean">
            <text:p>TRUE</text:p>
          </table:table-cell>
          <table:table-cell office:value-type="string" calcext:value-type="string">
            <text:p>Capacitor Box</text:p>
          </table:table-cell>
        </table:table-row>
        <table:table-row table:style-name="ro2">
          <table:table-cell/>
          <table:table-cell office:value-type="string" calcext:value-type="string">
            <text:p>Capacitor 100u electrolyti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IF(ISBLANK([.D32]);&quot;&quot;;([.D32]&gt;=[.C32]))" office:value-type="boolean" office:boolean-value="true" calcext:value-type="boolean">
            <text:p>TRUE</text:p>
          </table:table-cell>
          <table:table-cell office:value-type="string" calcext:value-type="string">
            <text:p>Capacitor Box</text:p>
          </table:table-cell>
        </table:table-row>
        <table:table-row table:style-name="ro2">
          <table:table-cell/>
          <table:table-cell office:value-type="string" calcext:value-type="string">
            <text:p>Capacitor 10u 12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BLANK([.D33]);&quot;&quot;;([.D33]&gt;=[.C3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number-columns-repeated="4"/>
          <table:table-cell table:formula="of:=IF(ISBLANK([.D34]);&quot;&quot;;([.D34]&gt;=[.C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5]);&quot;&quot;;([.D35]&gt;=[.C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6]);&quot;&quot;;([.D36]&gt;=[.C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7]);&quot;&quot;;([.D37]&gt;=[.C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8]);&quot;&quot;;([.D38]&gt;=[.C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9]);&quot;&quot;;([.D39]&gt;=[.C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0]);&quot;&quot;;([.D40]&gt;=[.C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1]);&quot;&quot;;([.D41]&gt;=[.C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2]);&quot;&quot;;([.D42]&gt;=[.C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3]);&quot;&quot;;([.D43]&gt;=[.C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4]);&quot;&quot;;([.D44]&gt;=[.C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5]);&quot;&quot;;([.D45]&gt;=[.C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6]);&quot;&quot;;([.D46]&gt;=[.C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7]);&quot;&quot;;([.D47]&gt;=[.C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8]);&quot;&quot;;([.D48]&gt;=[.C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9]);&quot;&quot;;([.D49]&gt;=[.C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0]);&quot;&quot;;([.D50]&gt;=[.C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1]);&quot;&quot;;([.D51]&gt;=[.C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2]);&quot;&quot;;([.D52]&gt;=[.C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3]);&quot;&quot;;([.D53]&gt;=[.C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4]);&quot;&quot;;([.D54]&gt;=[.C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5]);&quot;&quot;;([.D55]&gt;=[.C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6]);&quot;&quot;;([.D56]&gt;=[.C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7]);&quot;&quot;;([.D57]&gt;=[.C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8]);&quot;&quot;;([.D58]&gt;=[.C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9]);&quot;&quot;;([.D59]&gt;=[.C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0]);&quot;&quot;;([.D60]&gt;=[.C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1]);&quot;&quot;;([.D61]&gt;=[.C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2]);&quot;&quot;;([.D62]&gt;=[.C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3]);&quot;&quot;;([.D63]&gt;=[.C6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4]);&quot;&quot;;([.D64]&gt;=[.C6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5]);&quot;&quot;;([.D65]&gt;=[.C6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6]);&quot;&quot;;([.D66]&gt;=[.C6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7]);&quot;&quot;;([.D67]&gt;=[.C6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8]);&quot;&quot;;([.D68]&gt;=[.C6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9]);&quot;&quot;;([.D69]&gt;=[.C6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0]);&quot;&quot;;([.D70]&gt;=[.C7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1]);&quot;&quot;;([.D71]&gt;=[.C7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2]);&quot;&quot;;([.D72]&gt;=[.C7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3]);&quot;&quot;;([.D73]&gt;=[.C7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4]);&quot;&quot;;([.D74]&gt;=[.C7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5]);&quot;&quot;;([.D75]&gt;=[.C7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6]);&quot;&quot;;([.D76]&gt;=[.C7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7]);&quot;&quot;;([.D77]&gt;=[.C7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8]);&quot;&quot;;([.D78]&gt;=[.C7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9]);&quot;&quot;;([.D79]&gt;=[.C7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0]);&quot;&quot;;([.D80]&gt;=[.C8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1]);&quot;&quot;;([.D81]&gt;=[.C8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2]);&quot;&quot;;([.D82]&gt;=[.C8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3]);&quot;&quot;;([.D83]&gt;=[.C8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4]);&quot;&quot;;([.D84]&gt;=[.C8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5]);&quot;&quot;;([.D85]&gt;=[.C8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6]);&quot;&quot;;([.D86]&gt;=[.C8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7]);&quot;&quot;;([.D87]&gt;=[.C8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8]);&quot;&quot;;([.D88]&gt;=[.C8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9]);&quot;&quot;;([.D89]&gt;=[.C8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0]);&quot;&quot;;([.D90]&gt;=[.C9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1]);&quot;&quot;;([.D91]&gt;=[.C9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2]);&quot;&quot;;([.D92]&gt;=[.C9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3]);&quot;&quot;;([.D93]&gt;=[.C9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4]);&quot;&quot;;([.D94]&gt;=[.C9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5]);&quot;&quot;;([.D95]&gt;=[.C9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6]);&quot;&quot;;([.D96]&gt;=[.C9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7]);&quot;&quot;;([.D97]&gt;=[.C9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8]);&quot;&quot;;([.D98]&gt;=[.C9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9]);&quot;&quot;;([.D99]&gt;=[.C9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0]);&quot;&quot;;([.D100]&gt;=[.C10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1]);&quot;&quot;;([.D101]&gt;=[.C10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2]);&quot;&quot;;([.D102]&gt;=[.C10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3]);&quot;&quot;;([.D103]&gt;=[.C10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4]);&quot;&quot;;([.D104]&gt;=[.C10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5]);&quot;&quot;;([.D105]&gt;=[.C10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6]);&quot;&quot;;([.D106]&gt;=[.C10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7]);&quot;&quot;;([.D107]&gt;=[.C10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8]);&quot;&quot;;([.D108]&gt;=[.C10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9]);&quot;&quot;;([.D109]&gt;=[.C10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0]);&quot;&quot;;([.D110]&gt;=[.C11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1]);&quot;&quot;;([.D111]&gt;=[.C11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2]);&quot;&quot;;([.D112]&gt;=[.C11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3]);&quot;&quot;;([.D113]&gt;=[.C11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4]);&quot;&quot;;([.D114]&gt;=[.C11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5]);&quot;&quot;;([.D115]&gt;=[.C11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6]);&quot;&quot;;([.D116]&gt;=[.C11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7]);&quot;&quot;;([.D117]&gt;=[.C11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8]);&quot;&quot;;([.D118]&gt;=[.C11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9]);&quot;&quot;;([.D119]&gt;=[.C11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0]);&quot;&quot;;([.D120]&gt;=[.C12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1]);&quot;&quot;;([.D121]&gt;=[.C12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2]);&quot;&quot;;([.D122]&gt;=[.C12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3]);&quot;&quot;;([.D123]&gt;=[.C12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4]);&quot;&quot;;([.D124]&gt;=[.C12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5]);&quot;&quot;;([.D125]&gt;=[.C12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6]);&quot;&quot;;([.D126]&gt;=[.C12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7]);&quot;&quot;;([.D127]&gt;=[.C12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8]);&quot;&quot;;([.D128]&gt;=[.C12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9]);&quot;&quot;;([.D129]&gt;=[.C12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0]);&quot;&quot;;([.D130]&gt;=[.C13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1]);&quot;&quot;;([.D131]&gt;=[.C13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2]);&quot;&quot;;([.D132]&gt;=[.C13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3]);&quot;&quot;;([.D133]&gt;=[.C1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4]);&quot;&quot;;([.D134]&gt;=[.C1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5]);&quot;&quot;;([.D135]&gt;=[.C1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6]);&quot;&quot;;([.D136]&gt;=[.C1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7]);&quot;&quot;;([.D137]&gt;=[.C1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8]);&quot;&quot;;([.D138]&gt;=[.C1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9]);&quot;&quot;;([.D139]&gt;=[.C1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0]);&quot;&quot;;([.D140]&gt;=[.C1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1]);&quot;&quot;;([.D141]&gt;=[.C1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2]);&quot;&quot;;([.D142]&gt;=[.C1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3]);&quot;&quot;;([.D143]&gt;=[.C1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4]);&quot;&quot;;([.D144]&gt;=[.C1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5]);&quot;&quot;;([.D145]&gt;=[.C1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6]);&quot;&quot;;([.D146]&gt;=[.C1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7]);&quot;&quot;;([.D147]&gt;=[.C1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8]);&quot;&quot;;([.D148]&gt;=[.C1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9]);&quot;&quot;;([.D149]&gt;=[.C1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0]);&quot;&quot;;([.D150]&gt;=[.C1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1]);&quot;&quot;;([.D151]&gt;=[.C1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2]);&quot;&quot;;([.D152]&gt;=[.C1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3]);&quot;&quot;;([.D153]&gt;=[.C1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4]);&quot;&quot;;([.D154]&gt;=[.C1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5]);&quot;&quot;;([.D155]&gt;=[.C1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6]);&quot;&quot;;([.D156]&gt;=[.C1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7]);&quot;&quot;;([.D157]&gt;=[.C1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8]);&quot;&quot;;([.D158]&gt;=[.C1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9]);&quot;&quot;;([.D159]&gt;=[.C1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0]);&quot;&quot;;([.D160]&gt;=[.C1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1]);&quot;&quot;;([.D161]&gt;=[.C1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2]);&quot;&quot;;([.D162]&gt;=[.C1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3]);&quot;&quot;;([.D163]&gt;=[.C16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4]);&quot;&quot;;([.D164]&gt;=[.C16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5]);&quot;&quot;;([.D165]&gt;=[.C16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6]);&quot;&quot;;([.D166]&gt;=[.C16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7]);&quot;&quot;;([.D167]&gt;=[.C16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8]);&quot;&quot;;([.D168]&gt;=[.C16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9]);&quot;&quot;;([.D169]&gt;=[.C16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0]);&quot;&quot;;([.D170]&gt;=[.C17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1]);&quot;&quot;;([.D171]&gt;=[.C17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2]);&quot;&quot;;([.D172]&gt;=[.C17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3]);&quot;&quot;;([.D173]&gt;=[.C17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4]);&quot;&quot;;([.D174]&gt;=[.C17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5]);&quot;&quot;;([.D175]&gt;=[.C17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6]);&quot;&quot;;([.D176]&gt;=[.C17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7]);&quot;&quot;;([.D177]&gt;=[.C17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8]);&quot;&quot;;([.D178]&gt;=[.C17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9]);&quot;&quot;;([.D179]&gt;=[.C17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0]);&quot;&quot;;([.D180]&gt;=[.C18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1]);&quot;&quot;;([.D181]&gt;=[.C18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2]);&quot;&quot;;([.D182]&gt;=[.C18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3]);&quot;&quot;;([.D183]&gt;=[.C18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4]);&quot;&quot;;([.D184]&gt;=[.C18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5]);&quot;&quot;;([.D185]&gt;=[.C18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6]);&quot;&quot;;([.D186]&gt;=[.C18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7]);&quot;&quot;;([.D187]&gt;=[.C18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8]);&quot;&quot;;([.D188]&gt;=[.C18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9]);&quot;&quot;;([.D189]&gt;=[.C18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0]);&quot;&quot;;([.D190]&gt;=[.C19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1]);&quot;&quot;;([.D191]&gt;=[.C19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2]);&quot;&quot;;([.D192]&gt;=[.C192]))">
            <text:p/>
          </table:table-cell>
          <table:table-cell/>
        </table:table-row>
        <calcext:conditional-formats>
          <calcext:conditional-format calcext:target-range-address="Sheet1.E1:Sheet1.E192">
            <calcext:condition calcext:apply-style-name="Good" calcext:value="=1" calcext:base-cell-address="Sheet1.E1"/>
            <calcext:condition calcext:apply-style-name="Bad" calcext:value="=0" calcext:base-cell-address="Sheet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 style:data-style-name="N2" text:time-value="12:59:48.3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1-30T19:01:45.854000000</meta:creation-date>
    <dc:date>2024-02-03T13:32:36.660000000</dc:date>
    <meta:editing-duration>PT6H45M31S</meta:editing-duration>
    <meta:editing-cycles>15</meta:editing-cycles>
    <meta:generator>LibreOffice/6.4.6.2$Windows_X86_64 LibreOffice_project/0ce51a4fd21bff07a5c061082cc82c5ed232f115</meta:generator>
    <meta:document-statistic meta:table-count="1" meta:cell-count="321" meta:object-count="0"/>
  </office:meta>
</office:document-meta>
</file>